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7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.353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6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0.95cm" fo:min-width="2.301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5.15cm" fo:min-width="9.7cm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7.6cm" svg:height="3.2cm" svg:x="2.6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02cm" svg:height="1.8cm" draw:transform="rotate (-3.1396727914126) translate (16.202cm 4.197cm)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6.8cm" svg:height="4cm" svg:x="18.6cm" svg:y="1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8cm" svg:height="1.673cm" svg:x="3.6cm" svg:y="2.6cm">
          <draw:text-box>
            <text:p>AST K-normal et Alpha-converti</text:p>
          </draw:text-box>
        </draw:frame>
        <draw:frame draw:style-name="gr5" draw:text-style-name="P2" draw:layer="layout" svg:width="6.8cm" svg:height="1.673cm" svg:x="18.6cm" svg:y="12.2cm">
          <draw:text-box>
            <text:p text:style-name="P3">Closure</text:p>
            <text:p>Création et intégration</text:p>
          </draw:text-box>
        </draw:frame>
        <draw:custom-shape draw:style-name="gr6" draw:text-style-name="P1" draw:layer="layout" svg:width="3.2cm" svg:height="2.4cm" draw:transform="rotate (1.57166899142089) translate (20.6cm 9.80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10.2cm" svg:height="5.4cm" svg:x="2.4cm" svg:y="10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8cm" svg:height="0.962cm" svg:x="6cm" svg:y="12.4cm">
          <draw:text-box>
            <text:p>AST ASML</text:p>
          </draw:text-box>
        </draw:frame>
        <draw:custom-shape draw:style-name="gr3" draw:text-style-name="P1" draw:layer="layout" svg:width="6.8cm" svg:height="4cm" svg:x="18.6cm" svg:y="1.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5.6cm" svg:height="1cm" svg:x="19.4cm" svg:y="3cm">
          <draw:text-box>
            <text:p>AST ASML partiel</text:p>
          </draw:text-box>
        </draw:frame>
        <draw:custom-shape draw:style-name="gr6" draw:text-style-name="P1" draw:layer="layout" svg:width="3.2cm" svg:height="2.4cm" draw:transform="rotate (0.00436332312998583) translate (14.2cm 1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>
            <draw:text-box>
              <text:p>Arriver AST K-normal</text:p>
              <text:p>Transphormation en AST ASML et création des closures</text:p>
              <text:p>Retour list de fonction et de float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ha </meta:initial-creator>
    <meta:creation-date>2017-01-25T22:50:01.236814225</meta:creation-date>
    <dc:date>2017-01-25T23:10:06.961826503</dc:date>
    <dc:creator>Noha </dc:creator>
    <meta:editing-duration>PT4M45S</meta:editing-duration>
    <meta:editing-cycles>1</meta:editing-cycles>
    <meta:document-statistic meta:object-count="34"/>
    <meta:generator>LibreOffice/5.0.3.2$Linux_X86_64 LibreOffice_project/00m0$Build-2</meta:generator>
  </office:meta>
</office:document-meta>
</file>